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October 4, 2021 (12:10: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16:11:00Z</meta:creation-date>
    <dc:date>2021-10-04T16:11:00Z</dc:date>
    <meta:user-defined meta:name="date" meta:value-type="string">October   4, 2021 (12:10: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